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4126in"/>
    </style:style>
    <style:style style:name="co2" style:family="table-column">
      <style:table-column-properties fo:break-before="auto" style:column-width="1.0291in"/>
    </style:style>
    <style:style style:name="co3" style:family="table-column">
      <style:table-column-properties fo:break-before="auto" style:column-width="0.8575in"/>
    </style:style>
    <style:style style:name="co4" style:family="table-column">
      <style:table-column-properties fo:break-before="auto" style:column-width="3.4209in"/>
    </style:style>
    <style:style style:name="co5" style:family="table-column">
      <style:table-column-properties fo:break-before="auto" style:column-width="3.5063in"/>
    </style:style>
    <style:style style:name="co6"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3311in" fo:break-before="auto" style:use-optimal-row-height="true"/>
    </style:style>
    <style:style style:name="ro3" style:family="table-row">
      <style:table-row-properties style:row-height="0.798in" fo:break-before="auto" style:use-optimal-row-height="true"/>
    </style:style>
    <style:style style:name="ro4" style:family="table-row">
      <style:table-row-properties style:row-height="0.4866in" fo:break-before="auto" style:use-optimal-row-height="true"/>
    </style:style>
    <style:style style:name="ro5" style:family="table-row">
      <style:table-row-properties style:row-height="2.1972in" fo:break-before="auto" style:use-optimal-row-height="true"/>
    </style:style>
    <style:style style:name="ta1" style:family="table" style:master-page-name="Default">
      <style:table-properties table:display="true" style:writing-mode="lr-tb"/>
    </style:style>
    <style:style style:name="ce2" style:family="table-cell" style:parent-style-name="Default">
      <style:table-cell-properties fo:wrap-option="wrap"/>
      <style:text-properties fo:font-weight="bold" style:font-weight-asian="bold" style:font-weight-complex="bold"/>
    </style:style>
    <style:style style:name="ce1" style:family="table-cell" style:parent-style-name="Default">
      <style:text-properties fo:font-weight="bold" style:font-weight-asian="bold" style:font-weight-complex="bold"/>
    </style:style>
    <style:style style:name="ce4" style:family="table-cell" style:parent-style-name="Default">
      <style:map style:condition="cell-content()=&quot;Astra Militarum&quot;" style:apply-style-name="Astra_20_Militarum_20_Colour" style:base-cell-address="Sheet1.B2"/>
    </style:style>
    <style:style style:name="ce10" style:family="table-cell" style:parent-style-name="Default">
      <style:map style:condition="cell-content()=&quot;Astra Militarum&quot;" style:apply-style-name="Astra_20_Militarum_20_Colour" style:base-cell-address="Sheet1.B147"/>
    </style:style>
    <style:style style:name="ce12" style:family="table-cell" style:parent-style-name="Default">
      <style:map style:condition="cell-content()=&quot;Astra Militarum&quot;" style:apply-style-name="Astra_20_Militarum_20_Colour" style:base-cell-address="Sheet1.B2"/>
    </style:style>
    <style:style style:name="ce13" style:family="table-cell" style:parent-style-name="Default">
      <style:map style:condition="cell-content()=&quot;No&quot;" style:apply-style-name="Bad" style:base-cell-address="Sheet1.C1"/>
    </style:style>
    <style:style style:name="ce11" style:family="table-cell" style:parent-style-name="Default">
      <style:table-cell-properties fo:wrap-option="wrap"/>
    </style:style>
    <style:style style:name="T1" style:family="text">
      <style:text-properties style:text-position="super 58%"/>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ce4"/>
        <table:table-column table:style-name="co3" table:default-cell-style-name="ce13"/>
        <table:table-column table:style-name="co4" table:default-cell-style-name="Default"/>
        <table:table-column table:style-name="co5" table:default-cell-style-name="ce11"/>
        <table:table-row table:style-name="ro1">
          <table:table-cell office:value-type="string" calcext:value-type="string">
            <text:p>Cards</text:p>
          </table:table-cell>
          <table:table-cell office:value-type="string" calcext:value-type="string">
            <text:p>Faction</text:p>
          </table:table-cell>
          <table:table-cell office:value-type="string" calcext:value-type="string">
            <text:p>Implemented</text:p>
          </table:table-cell>
          <table:table-cell office:value-type="string" calcext:value-type="string">
            <text:p>Reason not implemented</text:p>
          </table:table-cell>
          <table:table-cell office:value-type="string" calcext:value-type="string">
            <text:p>Notes</text:p>
          </table:table-cell>
        </table:table-row>
        <table:table-row table:style-name="ro1">
          <table:table-cell office:value-type="string" calcext:value-type="string">
            <text:p>Captain Cato Sicari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Colonel Straken</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Nazdreg</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Zarathur, High Sorcer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Packmaster Kith</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Eldorath Starbane</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Commander Shadowsun</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Sicarius’s Chosen</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Cato’s Stronghold</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The Fury of Sicari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Tallassarian Tempest Blad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10<text:span text:style-name="T1">th</text:span> Company Scou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Tactical Squad Cardini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Honored Librarian</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Blood Angels Veteran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Daring Assault Squad</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Land Raider</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Ultramarines Dreadnough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Veteran Brother Maxo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Eager Recrui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ron Hands Techmarin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Raven Guard Speeder</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Deathwing Guard</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Drop Pod Assaul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ndomitabl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Exterminat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Godwyn Pattern Bolter</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ron Halo</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Fortress-Monastery</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Holy Sepulchr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Straken’s Command Squa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Omega Zero Comman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Glorious Intervention</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traken’s Cunning</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Ratling Deadey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Cadian Mortar Squa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anctioned Psyk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Leman Russ Battle Tank</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Mordian Hellhoun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Assault Valkyri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talwart Ogryn</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Captain Markis</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Enginseer Augu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Penal Legionnair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Infantry Conscripts</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Elysian Assault Team</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Preemptive Barrag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uppressive Fir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Hostile Environment Gea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Bodyguar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Imperial Bunk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Rockcrete Bunk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Catachan Outpost</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Nazdreg’s Flash Git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Kraktoof Hall</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igga Is Bett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Cybork Body</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niveling Grot</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Goff Nob</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Weirdboy Mania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Tankbusta Bomma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ugged Killa Kans</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Enraged Or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Crushface</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ad Do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okkitboy</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Goff Boy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hoota Mob</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urna Boy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attle Cry</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notling Attac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quig Bombin’</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okkit Launch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Ork Kannon</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igtoof Bann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Tellyporta Pad</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Zarathur’s Flamers</text:p>
          </table:table-cell>
          <table:table-cell office:value-type="string" calcext:value-type="string">
            <text:p>Chaos</text:p>
          </table:table-cell>
          <table:table-cell office:value-type="string" calcext:value-type="string">
            <text:p>Yes</text:p>
          </table:table-cell>
          <table:table-cell/>
          <table:table-cell office:value-type="string" calcext:value-type="string">
            <text:p>Unit is only sacrificed after the target has been chosen</text:p>
          </table:table-cell>
        </table:table-row>
        <table:table-row table:style-name="ro1">
          <table:table-cell office:value-type="string" calcext:value-type="string">
            <text:p>Shrine of Warpflam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Infernal Gateway</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Mark of Chao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Alpha Legion Infiltrat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Possessed</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Splintered Path Acolyt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Khorne Berzerk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Vicious Bloodlett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Umbral Preach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Black Legion Heldrak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Ravenous Flesh Hound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Virulent Plague Squad</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Chaos Fanatic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Soul Grind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Xavaes Split-Tongu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Warpstorm</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Tzeentch’s Firestorm</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Promise of Glory</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Rune-Encrusted Arm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Dire Mutation</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Fortress of Madnes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Murder Cogitat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Kith’s Khymeramaster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Khymera De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Pact of the Haemonculi</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Agonizer of Bre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ybarite Marksma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Incubus Warrio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Haemonculus Tormento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Hellion Gang</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easthunter Wyche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aleful Mandrake</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Vile Raide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lack Heart Ravage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Murder of Razorwing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Coliseum Fighter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Kabalite Strike Force</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yren Zythlex</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Power from Pai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Archon’s Terro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Raid</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uffering</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Hypex Injector</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Must be called separately at the end of every DE event.</text:p>
          </table:table-cell>
        </table:table-row>
        <table:table-row table:style-name="ro1">
          <table:table-cell office:value-type="string" calcext:value-type="string">
            <text:p>Altar of Torment</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2">
          <table:table-cell office:value-type="string" calcext:value-type="string">
            <text:p>Twisted Laboratory</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Unsure how this should work with effects that grant text. Currently it cancels all of the effects regardless.</text:p>
          </table:table-cell>
        </table:table-row>
        <table:table-row table:style-name="ro1">
          <table:table-cell office:value-type="string" calcext:value-type="string">
            <text:p>Starbane’s Council</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Alaitoc Shrine</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Foresight</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Mobility</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Biel-Tan Guardian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Altansar Rang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Eldar Survivalist</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Wildrider Squadron</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oaring Falcon</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Wailing Wraithfighter</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Iyanden Wraithguard</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hrouded Harlequin</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Coded as a reaction instead</text:p>
          </table:table-cell>
        </table:table-row>
        <table:table-row table:style-name="ro1">
          <table:table-cell office:value-type="string" calcext:value-type="string">
            <text:p>Swordwind Farseer</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ilvered Blade Aveng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Biel-Tan Warp Spid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piritseer Erathal</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3">
          <table:table-cell office:value-type="string" calcext:value-type="string">
            <text:p>Superiority</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Command struggle interrupts are not done, due to this being highly inefficient and slowing the game down considerably. Instead, this should be played during the window given for players to use cards before command struggles.</text:p>
          </table:table-cell>
        </table:table-row>
        <table:table-row table:style-name="ro4">
          <table:table-cell office:value-type="string" calcext:value-type="string">
            <text:p>Nullify</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Needs ongoing support to ensure that it works with future cards. Also likely the buggiest card in the game right now.</text:p>
          </table:table-cell>
        </table:table-row>
        <table:table-row table:style-name="ro1">
          <table:table-cell office:value-type="string" calcext:value-type="string">
            <text:p>Doom</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Gift of Isha</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2">
          <table:table-cell office:value-type="string" calcext:value-type="string">
            <text:p>Banshee Power Sword</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Cards must be discarded when the unit is declared as an attacker.</text:p>
          </table:table-cell>
        </table:table-row>
        <table:table-row table:style-name="ro1">
          <table:table-cell office:value-type="string" calcext:value-type="string">
            <text:p>Corsair Trading Port</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Craftworld Gate</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hadowsun’s Stealth Cadre</text:p>
          </table:table-cell>
          <table:table-cell table:style-name="ce10" office:value-type="string" calcext:value-type="string">
            <text:p>Tau</text:p>
          </table:table-cell>
          <table:table-cell office:value-type="string" calcext:value-type="string">
            <text:p>Yes</text:p>
          </table:table-cell>
          <table:table-cell table:number-columns-repeated="2"/>
        </table:table-row>
        <table:table-row table:style-name="ro2">
          <table:table-cell office:value-type="string" calcext:value-type="string">
            <text:p>Communications Relay</text:p>
          </table:table-cell>
          <table:table-cell table:style-name="ce12" office:value-type="string" calcext:value-type="string">
            <text:p>Tau</text:p>
          </table:table-cell>
          <table:table-cell office:value-type="string" calcext:value-type="string">
            <text:p>YES</text:p>
          </table:table-cell>
          <table:table-cell/>
          <table:table-cell office:value-type="string" calcext:value-type="string">
            <text:p>Needs ongoing support to ensure that it works with future cards.</text:p>
          </table:table-cell>
        </table:table-row>
        <table:table-row table:style-name="ro1">
          <table:table-cell office:value-type="string" calcext:value-type="string">
            <text:p>Squadron Redeployment</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ommand-Link Dron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Recon Dron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Vior’la Marksman</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arnivore Pack</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Vash’ya Trailblazer</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ire Warrior Elit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ire Warrior Strike Team</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risis Battle Guard</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arth Caste Technician</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Gun Drones</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Stingwing Swarm</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ireblade Kais’vr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xperimental Devilfish</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ven the Odds</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alculated Strik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Deception</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Repulsor Impact Field</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Ion Rifl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rontline Launch Bay</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Ambush Platform</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No Mercy</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Void Pirate</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Rogue Trader</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Fall Back!</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Promethium Mine</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Promotion</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Plannum</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Atrox Prime</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Barlus</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Elouith</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Carnath</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Tarrus</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Osus IV</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Ferrin</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Y’varn</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Iridial</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table:number-columns-repeated="5"/>
        </table:table-row>
        <table:table-row table:style-name="ro2">
          <table:table-cell table:style-name="ce2" office:value-type="string" calcext:value-type="string">
            <text:p>Proportion of core set cards implemented:</text:p>
          </table:table-cell>
          <table:table-cell/>
          <table:table-cell table:formula="of:=COUNTIF([.C2:.C185];&quot;Yes&quot;)/184" office:value-type="float" office:value="1" calcext:value-type="float">
            <text:p>1</text:p>
          </table:table-cell>
          <table:table-cell table:number-columns-repeated="2"/>
        </table:table-row>
        <table:table-row table:style-name="ro1">
          <table:table-cell table:number-columns-repeated="5"/>
        </table:table-row>
        <table:table-row table:style-name="ro1">
          <table:table-cell table:style-name="ce1" office:value-type="string" calcext:value-type="string">
            <text:p>The Great Devourer</text:p>
          </table:table-cell>
          <table:table-cell table:number-columns-repeated="4"/>
        </table:table-row>
        <table:table-row table:style-name="ro1">
          <table:table-cell office:value-type="string" calcext:value-type="string">
            <text:p>“Old One Ey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Lurking Hormagaunt</text:p>
          </table:table-cell>
          <table:table-cell office:value-type="string" calcext:value-type="string">
            <text:p>Tyranids</text:p>
          </table:table-cell>
          <table:table-cell office:value-type="string" calcext:value-type="string">
            <text:p>Yes</text:p>
          </table:table-cell>
          <table:table-cell/>
          <table:table-cell office:value-type="string" calcext:value-type="string">
            <text:p>Must click Old One Eye instead</text:p>
          </table:table-cell>
        </table:table-row>
        <table:table-row table:style-name="ro1">
          <table:table-cell office:value-type="string" calcext:value-type="string">
            <text:p>Awakening Caver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Ferocious Strength</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Great Scything Talon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he Swarmlord”</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rood Warrior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Leviathan Hive Ship</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Indescribable Horro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one Sabre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avage Warrior Prim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lazing Zoanthrop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Gravid Tervig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talking Licto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enomthrope Pollut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Ripper Swarm</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trangler Brood</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ermagant Sentry</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Hunter Gargoyle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irulent Spore Sac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cything Hormagaunt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oxic Venomthrop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ermagant Hord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olatile Pyrovor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ermagant Spiker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yranid Warrio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2">
          <table:table-cell office:value-type="string" calcext:value-type="string">
            <text:p>Swarm Guard</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Adamant Hive Guard</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4">
          <table:table-cell office:value-type="string" calcext:value-type="string">
            <text:p>Ymgarl Genesteal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Ravenous Haruspex</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iovore Spore Launch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hrieking Harpy</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urrowing Tryg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Clogged with Corpse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Predati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pawn Termagant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pore Burst</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Dark Cunning</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Consumpti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Regenerati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Noxious Fleshbor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Pincer Tail</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Parasitic Infecti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Heavy Venom Cann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rood Chamb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Digestion Pool</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Mycetic Spore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pore Chimney</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ynaptic Link</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eteran Barbr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Vengeanc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Seraphim Superior Allegra</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Holy Fusilad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Boss Zugnog</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Ork Land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oghrax Bloodhand</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Ecstatic Seizure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Solarite Avety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Dark Possession</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Some level of jank should be expected.</text:p>
          </table:table-cell>
        </table:table-row>
        <table:table-row table:style-name="ro1">
          <table:table-cell office:value-type="string" calcext:value-type="string">
            <text:p>Autach Celachia</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ubdual</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Pathfinder Shi Or’es</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Repair Bay</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table:number-columns-repeated="5"/>
        </table:table-row>
        <table:table-row table:style-name="ro2">
          <table:table-cell table:style-name="ce2" office:value-type="string" calcext:value-type="string">
            <text:p>Proportion of The Great Devourer cards implemented:</text:p>
          </table:table-cell>
          <table:table-cell/>
          <table:table-cell table:formula="of:=COUNTIF([.C190:.C252];&quot;Yes&quot;)/(63)" office:value-type="float" office:value="1" calcext:value-type="float">
            <text:p>1</text:p>
          </table:table-cell>
          <table:table-cell table:number-columns-repeated="2"/>
        </table:table-row>
        <table:table-row table:style-name="ro1">
          <table:table-cell table:number-columns-repeated="5"/>
        </table:table-row>
        <table:table-row table:style-name="ro1">
          <table:table-cell table:style-name="ce1" office:value-type="string" calcext:value-type="string">
            <text:p>Legions of Death</text:p>
          </table:table-cell>
          <table:table-cell table:number-columns-repeated="4"/>
        </table:table-row>
        <table:table-row table:style-name="ro1">
          <table:table-cell office:value-type="string" calcext:value-type="string">
            <text:p>Nahumekh</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estroyer Cultist</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Obedience</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2">
          <table:table-cell office:value-type="string" calcext:value-type="string">
            <text:p>Hate</text:p>
          </table:table-cell>
          <table:table-cell office:value-type="string" calcext:value-type="string">
            <text:p>Necrons</text:p>
          </table:table-cell>
          <table:table-cell office:value-type="string" calcext:value-type="string">
            <text:p>Yes</text:p>
          </table:table-cell>
          <table:table-cell/>
          <table:table-cell office:value-type="string" calcext:value-type="string">
            <text:p>May not spend resources due to ability canceling effects.</text:p>
          </table:table-cell>
        </table:table-row>
        <table:table-row table:style-name="ro1">
          <table:table-cell office:value-type="string" calcext:value-type="string">
            <text:p>The Staff of Command</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Anrakyr the Traveller</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Pyrrhian Eternals</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Slumbering Tomb</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4">
          <table:table-cell office:value-type="string" calcext:value-type="string">
            <text:p>Awake the Sleepers</text:p>
          </table:table-cell>
          <table:table-cell office:value-type="string" calcext:value-type="string">
            <text:p>Necrons</text:p>
          </table:table-cell>
          <table:table-cell office:value-type="string" calcext:value-type="string">
            <text:p>Yes</text:p>
          </table:table-cell>
          <table:table-cell/>
          <table:table-cell office:value-type="string" calcext:value-type="string">
            <text:p>Can’t choose the order of the positions of the cards being added from the discard; always picks the bottom-most card.</text:p>
          </table:table-cell>
        </table:table-row>
        <table:table-row table:style-name="ro1">
          <table:table-cell office:value-type="string" calcext:value-type="string">
            <text:p>Pyrrhian Warscythe</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Canoptek Scarab Swarm</text:p>
          </table:table-cell>
          <table:table-cell office:value-type="string" calcext:value-type="string">
            <text:p>Necrons</text:p>
          </table:table-cell>
          <table:table-cell office:value-type="string" calcext:value-type="string">
            <text:p>Yes</text:p>
          </table:table-cell>
          <table:table-cell/>
          <table:table-cell office:value-type="string" calcext:value-type="string">
            <text:p>Coded as a reaction instead</text:p>
          </table:table-cell>
        </table:table-row>
        <table:table-row table:style-name="ro1">
          <table:table-cell office:value-type="string" calcext:value-type="string">
            <text:p>Warriors of Gidrim</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Flayed Ones Pack</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Immortal Vanguard</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Patrolling Wraith</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ecaying Warrior Squad</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eathmark Assassins</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Mandragoran Immortals</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Tomb Blade Squadron</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4">
          <table:table-cell office:value-type="string" calcext:value-type="string">
            <text:p>Reanimating Warriors</text:p>
          </table:table-cell>
          <table:table-cell office:value-type="string" calcext:value-type="string">
            <text:p>Necrons</text:p>
          </table:table-cell>
          <table:table-cell office:value-type="string" calcext:value-type="string">
            <text:p>Yes</text:p>
          </table:table-cell>
          <table:table-cell/>
          <table:table-cell office:value-type="string" calcext:value-type="string">
            <text:p>On kill effects against the reanimating warriors still resolve even if the unit is not destroyed due to the ability.</text:p>
          </table:table-cell>
        </table:table-row>
        <table:table-row table:style-name="ro1">
          <table:table-cell office:value-type="string" calcext:value-type="string">
            <text:p>Canoptek Spyder</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Immortal Legion</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Praetorian Ancient</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Harbinger of Eternity</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Lychguard Sentinel</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oom Scythe Invader</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oomsday Ark</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read Monolith</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Reanimation Protocol</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Recycle</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Mechanical Enhancement</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rudgery</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Extermination</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Gauss Flayer</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Royal Phylactery</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Hyperphase Sword</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Resurrection Orb</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Mind Shackle Scarab</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Timeworn Stasis-Crypt</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Weight of the Aeons</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Eternity Gate</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Sautekh Complex</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Master Program</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Particle Whip</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Freebooter Kaptain</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Backlash</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Defense Battery</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STC Fragment</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Ravenwing Escor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Standard Bear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Goff Brawlers</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Venomous Fiend</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2">
          <table:table-cell office:value-type="string" calcext:value-type="string">
            <text:p>Treacherous Lhamaean</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Not Forced, coded as a reaction, many potential crashes.</text:p>
          </table:table-cell>
        </table:table-row>
        <table:table-row table:style-name="ro1">
          <table:table-cell office:value-type="string" calcext:value-type="string">
            <text:p>Nightshade Interceptor</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Air Caste Courier</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Swarmling Termangant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table:number-columns-repeated="5"/>
        </table:table-row>
        <table:table-row table:style-name="ro2">
          <table:table-cell table:style-name="ce2" office:value-type="string" calcext:value-type="string">
            <text:p>Proportion of Legions of Death cards implemented:</text:p>
          </table:table-cell>
          <table:table-cell/>
          <table:table-cell table:formula="of:=COUNTIF([.C257:.C312];&quot;Yes&quot;)/(56)" office:value-type="float" office:value="1" calcext:value-type="float">
            <text:p>1</text:p>
          </table:table-cell>
          <table:table-cell table:number-columns-repeated="2"/>
        </table:table-row>
        <table:table-row table:style-name="ro1">
          <table:table-cell table:number-columns-repeated="5"/>
        </table:table-row>
        <table:table-row table:style-name="ro1">
          <table:table-cell table:style-name="ce1" office:value-type="string" calcext:value-type="string">
            <text:p>Warlord Cycle</text:p>
          </table:table-cell>
          <table:table-cell table:number-columns-repeated="4"/>
        </table:table-row>
        <table:table-row table:style-name="ro1">
          <table:table-cell table:number-columns-repeated="5"/>
        </table:table-row>
        <table:table-row table:style-name="ro1">
          <table:table-cell table:style-name="ce1" office:value-type="string" calcext:value-type="string">
            <text:p>The Howl of Blackmane</text:p>
          </table:table-cell>
          <table:table-cell table:number-columns-repeated="4"/>
        </table:table-row>
        <table:table-row table:style-name="ro1">
          <table:table-cell office:value-type="string" calcext:value-type="string">
            <text:p>Ragnar Blackman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Blackmane Sentinel</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Frostfang</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Ragnar’s Warcamp</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Blackmane’s Hun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nterrogator Acolyte</text:p>
          </table:table-cell>
          <table:table-cell office:value-type="string" calcext:value-type="string">
            <text:p>Astra Militarum</text:p>
          </table:table-cell>
          <table:table-cell office:value-type="string" calcext:value-type="string">
            <text:p>Yes</text:p>
          </table:table-cell>
          <table:table-cell/>
          <table:table-cell office:value-type="string" calcext:value-type="string">
            <text:p>Coded as a reaction instead</text:p>
          </table:table-cell>
        </table:table-row>
        <table:table-row table:style-name="ro1">
          <table:table-cell office:value-type="string" calcext:value-type="string">
            <text:p>Muster the Guar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Noble Dee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Deathskull Lootas</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mash ‘n Bash</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Death Guard Infantry</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Heretek Invent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Uber Grotesque</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Visions of Agony</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3">
          <table:table-cell office:value-type="string" calcext:value-type="string">
            <text:p>Archon’s Palace</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Command struggle interrupts are not done, due to this being highly inefficient and slowing the game down considerably. Instead, this should be played during the window given for players to use cards before command struggles. Can cancel own gains.</text:p>
          </table:table-cell>
        </table:table-row>
        <table:table-row table:style-name="ro1">
          <table:table-cell office:value-type="string" calcext:value-type="string">
            <text:p>Vaulting Harlequin</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Empower</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tarcannon</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Piranha Hunter</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Aun’ui Prelate</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Homing Beacon</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alamity</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table:style-name="ce1" office:value-type="string" calcext:value-type="string">
            <text:p>The Scourge</text:p>
          </table:table-cell>
          <table:table-cell table:number-columns-repeated="4"/>
        </table:table-row>
        <table:table-row table:style-name="ro1">
          <table:table-cell office:value-type="string" calcext:value-type="string">
            <text:p>Ku'gath Plaguefath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5">
          <table:table-cell office:value-type="string" calcext:value-type="string">
            <text:p>Ku'gath's Nurglings</text:p>
          </table:table-cell>
          <table:table-cell office:value-type="string" calcext:value-type="string">
            <text:p>Chaos</text:p>
          </table:table-cell>
          <table:table-cell office:value-type="string" calcext:value-type="string">
            <text:p>Yes</text:p>
          </table:table-cell>
          <table:table-cell/>
          <table:table-cell office:value-type="string" calcext:value-type="string">
            <text:p>Not working perfectly; Can not choose *which* Nurgling's reaction has been used, just the total at each planet. This causes no problems yet; it will when The Mask of Jain Zar arrives.</text:p>
            <text:p/>
            <text:p>If a Nurgling dies during the forced reaction, all remaining cards at the planet have their remaining Nurglings count decreased. This functions fine, until there are two Nurglings with two health killing themselves. The death of the first will always prevent the second from killing itself, since there are no longer enough Nurglings. This is incorrect, but I am not too worried about it since this will get solved when I have to account for The Mask of Jain Zar anyway.</text:p>
          </table:table-cell>
        </table:table-row>
        <table:table-row table:style-name="ro1">
          <table:table-cell office:value-type="string" calcext:value-type="string">
            <text:p>Vile Laboratory</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The Plaguefather's Bann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Fetid Haz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Morkai Rune Pries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Fenrisian Wolf</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ron Guard Recruits</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Dozer Blad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Inquisitorial Fortress</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Attack Squig Herd</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Dakka Dakka Dakk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Kustom Field Generator</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Klaivex Warleade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laded Lotus Rifle</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oul Seizure</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lack Guardian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Death from Above</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Dome of Crystal Se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Bork'an Recruits</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Kauyon Strike</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Blacksun Filter</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table:style-name="ce1" office:value-type="string" calcext:value-type="string">
            <text:p>Gift of the Ethereals</text:p>
          </table:table-cell>
          <table:table-cell table:number-columns-repeated="4"/>
        </table:table-row>
        <table:table-row table:style-name="ro1">
          <table:table-cell office:value-type="string" calcext:value-type="string">
            <text:p>Aun’shi</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thereal Envoy</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Aun'shi's Sanctum</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Honor Blade</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thereal Wisdom</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White Scars Biker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Know No Fear</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Crushing Blow</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Mystic Warden</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To Arms!</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Honorifica Imperialis</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Mekaniak Repair Krew</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Goff Big Chopp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Ammo Depot</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otten Plaguebearer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Nurgling Bomb</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Throne of Vainglory</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Sslyth Mercenary</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Despise</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Warlock Destructor</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Eldritch Corsair</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Foretell</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table:style-name="ce1" office:value-type="string" calcext:value-type="string">
            <text:p>Zogwort’s Curse</text:p>
          </table:table-cell>
          <table:table-cell table:number-columns-repeated="4"/>
        </table:table-row>
        <table:table-row table:style-name="ro1">
          <table:table-cell office:value-type="string" calcext:value-type="string">
            <text:p>Old Zogwort</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Zogwort's Runtherders</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Zogwort's Hovel</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Wyrdboy Stikk</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Launch da Snots</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Blood Claw Pack</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Rally the Charge</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Secluded Apothecarion</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Steel Legion Chimera</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Tallarn Raiders</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Staging Ground</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Gleeful Plague Beast</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Doombolt</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Blight Grenades</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Bloodied Reavers</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Crucible of Malediction</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Searing Brand</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Vectored Vyper Squad</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Guardian Mesh Armor</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Sa'cea XV88 Broadside</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Tense Negotiations</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Heavy Marker Drone</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table:style-name="ce1" office:value-type="string" calcext:value-type="string">
            <text:p>The Threat Beyond</text:p>
          </table:table-cell>
          <table:table-cell table:number-columns-repeated="4"/>
        </table:table-row>
        <table:table-row table:style-name="ro1">
          <table:table-cell office:value-type="string" calcext:value-type="string">
            <text:p>Torquemada Coteaz</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Coteaz's Henchmen</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Formosan Black Ship</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The Glovodan Eagle</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The Emperor Protects</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Firedrake Terminators</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Imperial Fists Siege Force</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Nocturne-Ultima Storm Bolter</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Snakebite Thug</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Evil Sunz Warbiker</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Mork's Great Heap</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Noise Marine Zealots</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Turbulent Rift</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Cacophonic Choir</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Kabalite Halfborn</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Slake the Thirst</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Shadow Field</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Mighty Wraithknight</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Seer's Exodus</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Slumbering Gardens</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Fire Warrior Grenadiers</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Ksi'm'yen Orbital City</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table:style-name="ce1" office:value-type="string" calcext:value-type="string">
            <text:p>Descendants of Isha</text:p>
          </table:table-cell>
          <table:table-cell table:number-columns-repeated="4"/>
        </table:table-row>
        <table:table-row table:style-name="ro1">
          <table:table-cell office:value-type="string" calcext:value-type="string">
            <text:p>Baharroth</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Baharroth's Hawks</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Banner of the Ashen Sky</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The Shining Blade</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Cry of the Wind</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Urien Rakarth</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Twisted Wracks</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Rakarth's Experimentations</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Ichor Gauntlet</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Urien's Oubliette</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Space Wolves Predator</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Primal Howl</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Hallow Librarium</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Big Shoota Battlewagon</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Made Ta Fight</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Squiggify</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Ancient Keeper of Secrets</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Slaanesh's Temptation</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Doom Siren</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Shrieking Basilisk</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The Emperor's Warrant</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Vior'la Warrior Cadre</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For the Tau'va</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Inquisitor Caius Wroth</text:p>
          </table:table-cell>
          <table:table-cell office:value-type="string" calcext:value-type="string">
            <text:p>Neutral</text:p>
          </table:table-cell>
          <table:table-cell office:value-type="string" calcext:value-type="string">
            <text:p>No</text:p>
          </table:table-cell>
          <table:table-cell table:number-columns-repeated="2"/>
        </table:table-row>
        <table:table-row table:style-name="ro1">
          <table:table-cell table:number-columns-repeated="5"/>
        </table:table-row>
        <table:table-row table:style-name="ro2">
          <table:table-cell table:style-name="ce2" office:value-type="string" calcext:value-type="string">
            <text:p>Proportion of Warlord Cycle cards implemented:</text:p>
          </table:table-cell>
          <table:table-cell/>
          <table:table-cell table:formula="of:=COUNTIF([.C319:.C457];&quot;Yes&quot;)/(134)" office:value-type="float" office:value="0.462686567164179" calcext:value-type="float">
            <text:p>0.462686567164179</text:p>
          </table:table-cell>
          <table:table-cell table:number-columns-repeated="2"/>
        </table:table-row>
        <table:table-row table:style-name="ro1" table:number-rows-repeated="1048116">
          <table:table-cell table:number-columns-repeated="5"/>
        </table:table-row>
        <table:table-row table:style-name="ro1">
          <table:table-cell table:number-columns-repeated="5"/>
        </table:table-row>
        <calcext:conditional-formats>
          <calcext:conditional-format calcext:target-range-address="Sheet1.B1:Sheet1.B146 Sheet1.B148:Sheet1.B1048576">
            <calcext:condition calcext:apply-style-name="Astra Militarum Colour" calcext:value="=&quot;Astra Militarum&quot;" calcext:base-cell-address="Sheet1.B2"/>
          </calcext:conditional-format>
          <calcext:conditional-format calcext:target-range-address="Sheet1.B1:Sheet1.B146 Sheet1.B148:Sheet1.B1048576">
            <calcext:condition calcext:apply-style-name="Space Marines" calcext:value="=&quot;Space Marines&quot;" calcext:base-cell-address="Sheet1.B1"/>
          </calcext:conditional-format>
          <calcext:conditional-format calcext:target-range-address="Sheet1.B1:Sheet1.B146 Sheet1.B148:Sheet1.B1048576">
            <calcext:condition calcext:apply-style-name="Orks Colour" calcext:value="=&quot;Orks&quot;" calcext:base-cell-address="Sheet1.B1"/>
          </calcext:conditional-format>
          <calcext:conditional-format calcext:target-range-address="Sheet1.B1:Sheet1.B146 Sheet1.B148:Sheet1.B1048576">
            <calcext:condition calcext:apply-style-name="Chaos Colour" calcext:value="=&quot;Chaos&quot;" calcext:base-cell-address="Sheet1.B1"/>
          </calcext:conditional-format>
          <calcext:conditional-format calcext:target-range-address="Sheet1.B1:Sheet1.B146 Sheet1.B148:Sheet1.B1048576">
            <calcext:condition calcext:apply-style-name="Dark Eldar Colour" calcext:value="=&quot;Dark Eldar&quot;" calcext:base-cell-address="Sheet1.B1"/>
          </calcext:conditional-format>
          <calcext:conditional-format calcext:target-range-address="Sheet1.B1:Sheet1.B146 Sheet1.B148:Sheet1.B1048576">
            <calcext:condition calcext:apply-style-name="Eldar Colour" calcext:value="=&quot;Eldar&quot;" calcext:base-cell-address="Sheet1.B1"/>
          </calcext:conditional-format>
          <calcext:conditional-format calcext:target-range-address="Sheet1.B1:Sheet1.B146 Sheet1.B148:Sheet1.B1048576">
            <calcext:condition calcext:apply-style-name="Tau Colour" calcext:value="=&quot;Tau&quot;" calcext:base-cell-address="Sheet1.B1"/>
          </calcext:conditional-format>
          <calcext:conditional-format calcext:target-range-address="Sheet1.B147:Sheet1.B169">
            <calcext:condition calcext:apply-style-name="Astra Militarum Colour" calcext:value="=&quot;Astra Militarum&quot;" calcext:base-cell-address="Sheet1.B147"/>
          </calcext:conditional-format>
          <calcext:conditional-format calcext:target-range-address="Sheet1.B147:Sheet1.B169">
            <calcext:condition calcext:apply-style-name="Space Marines" calcext:value="=&quot;Space Marines&quot;" calcext:base-cell-address="Sheet1.B147"/>
          </calcext:conditional-format>
          <calcext:conditional-format calcext:target-range-address="Sheet1.B147:Sheet1.B169">
            <calcext:condition calcext:apply-style-name="Orks Colour" calcext:value="=&quot;Orks&quot;" calcext:base-cell-address="Sheet1.B147"/>
          </calcext:conditional-format>
          <calcext:conditional-format calcext:target-range-address="Sheet1.B147:Sheet1.B169">
            <calcext:condition calcext:apply-style-name="Chaos Colour" calcext:value="=&quot;Chaos&quot;" calcext:base-cell-address="Sheet1.B147"/>
          </calcext:conditional-format>
          <calcext:conditional-format calcext:target-range-address="Sheet1.B147:Sheet1.B169">
            <calcext:condition calcext:apply-style-name="Dark Eldar Colour" calcext:value="=&quot;Dark Eldar&quot;" calcext:base-cell-address="Sheet1.B147"/>
          </calcext:conditional-format>
          <calcext:conditional-format calcext:target-range-address="Sheet1.B147:Sheet1.B169">
            <calcext:condition calcext:apply-style-name="Eldar Colour" calcext:value="=&quot;Eldar&quot;" calcext:base-cell-address="Sheet1.B147"/>
          </calcext:conditional-format>
          <calcext:conditional-format calcext:target-range-address="Sheet1.B147:Sheet1.B169">
            <calcext:condition calcext:apply-style-name="Tau Colour" calcext:value="=&quot;Tau&quot;" calcext:base-cell-address="Sheet1.B147"/>
          </calcext:conditional-format>
          <calcext:conditional-format calcext:target-range-address="Sheet1.C1:Sheet1.C1048576">
            <calcext:condition calcext:apply-style-name="Bad" calcext:value="=&quot;No&quot;" calcext:base-cell-address="Sheet1.C1"/>
          </calcext:conditional-format>
          <calcext:conditional-format calcext:target-range-address="Sheet1.C1:Sheet1.C1048576">
            <calcext:condition calcext:apply-style-name="Good" calcext:value="=&quot;Yes&quot;" calcext:base-cell-address="Sheet1.C1"/>
          </calcext:conditional-format>
          <calcext:conditional-format calcext:target-range-address="Sheet1.C1:Sheet1.C1048576">
            <calcext:condition calcext:apply-style-name="Neutral" calcext:value="=&quot;Maybe&quot;" calcext:base-cell-address="Sheet1.C1"/>
          </calcext:conditional-format>
          <calcext:conditional-format calcext:target-range-address="Sheet1.B1:Sheet1.B1048576">
            <calcext:condition calcext:apply-style-name="Necron Colour" calcext:value="=&quot;Necrons&quot;" calcext:base-cell-address="Sheet1.B1"/>
          </calcext:conditional-format>
          <calcext:conditional-format calcext:target-range-address="Sheet1.B1:Sheet1.B1048576">
            <calcext:condition calcext:apply-style-name="Tyranids Colour" calcext:value="=&quot;Tyranids&quot;" calcext:base-cell-address="Sheet1.B1"/>
          </calcext:conditional-format>
        </calcext:conditional-formats>
      </table:table>
      <table:named-expressions>
        <table:named-range table:name="Card" table:base-cell-address="$Sheet1.$A$1" table:cell-range-address="$Sheet1.$A:.$A"/>
        <table:named-range table:name="Cards" table:base-cell-address="$Sheet1.$A$1" table:cell-range-address="$Sheet1.$A$1"/>
      </table:named-expressions>
      <table:database-ranges>
        <table:database-range table:name="__Anonymous_Sheet_DB__0" table:target-range-address="Sheet1.A1:Sheet1.E185"/>
      </table:database-range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0">
      <number:number number:min-integer-digits="1"/>
    </number:number-style>
    <number:currency-style style:name="N129P0" style:volatile="true">
      <number:currency-symbol number:language="en" number:country="US">$</number:currency-symbol>
      <number:number number:decimal-places="2" number:min-decimal-places="2" number:min-integer-digits="1" number:grouping="true"/>
    </number:currency-style>
    <number:currency-style style:name="N129">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29P0"/>
    </number:currency-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Space_20_Marines_20_Colour" style:display-name="Space Marines Colour" style:family="table-cell" style:parent-style-name="Default">
      <style:table-cell-properties fo:background-color="#2a6099"/>
    </style:style>
    <style:style style:name="Space_20_Marines" style:display-name="Space Marines" style:family="table-cell" style:parent-style-name="Default">
      <style:table-cell-properties fo:background-color="#2a6099"/>
    </style:style>
    <style:style style:name="Astra_20_Militarum_20_Colour" style:display-name="Astra Militarum Colour" style:family="table-cell" style:parent-style-name="Default">
      <style:table-cell-properties fo:background-color="#808080"/>
    </style:style>
    <style:style style:name="Orks_20_Colour" style:display-name="Orks Colour" style:family="table-cell" style:parent-style-name="Default">
      <style:table-cell-properties fo:background-color="#81d41a"/>
    </style:style>
    <style:style style:name="Chaos_20_Colour" style:display-name="Chaos Colour" style:family="table-cell" style:parent-style-name="Default">
      <style:table-cell-properties fo:background-color="#ff0000"/>
    </style:style>
    <style:style style:name="Dark_20_Eldar_20_Colour" style:display-name="Dark Eldar Colour" style:family="table-cell" style:parent-style-name="Default">
      <style:table-cell-properties fo:background-color="#780373"/>
    </style:style>
    <style:style style:name="Eldar_20_Colour" style:display-name="Eldar Colour" style:family="table-cell" style:parent-style-name="Default">
      <style:table-cell-properties fo:background-color="#ffff38"/>
    </style:style>
    <style:style style:name="Tau_20_Colour" style:display-name="Tau Colour" style:family="table-cell" style:parent-style-name="Default">
      <style:table-cell-properties fo:background-color="#b4c7dc"/>
    </style:style>
    <style:style style:name="Necron_20_Colour" style:display-name="Necron Colour" style:family="table-cell" style:parent-style-name="Default">
      <style:table-cell-properties fo:background-color="#127622" style:diagonal-bl-tr="none" style:diagonal-tl-br="none"/>
    </style:style>
    <style:style style:name="Tyranids_20_Colour" style:display-name="Tyranids Colour" style:family="table-cell" style:parent-style-name="Default">
      <style:table-cell-properties fo:background-color="#7b3d00"/>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5-16">00/00/0000</text:date>, <text:time style:data-style-name="N2" text:time-value="16:50:17.1190078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3-10T07:45:58.539233800</meta:creation-date>
    <dc:date>2025-05-16T16:54:27.677983800</dc:date>
    <meta:editing-duration>P7DT13H2M6S</meta:editing-duration>
    <meta:editing-cycles>309</meta:editing-cycles>
    <meta:generator>LibreOffice/25.2.2.2$Windows_X86_64 LibreOffice_project/7370d4be9e3cf6031a51beef54ff3bda878e3fac</meta:generator>
    <meta:document-statistic meta:table-count="1" meta:cell-count="1351" meta:object-count="0"/>
  </office:meta>
</office:document-meta>
</file>